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1in"/>
    </style:style>
    <style:style style:name="co2" style:family="table-column">
      <style:table-column-properties fo:break-before="auto" style:column-width="2.139in"/>
    </style:style>
    <style:style style:name="co3" style:family="table-column">
      <style:table-column-properties fo:break-before="auto" style:column-width="1.7965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2.0972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2.2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font-name="Liberation Sans"/>
    </style:style>
    <style:style style:name="ce8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font-name="Liberation Sans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1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7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1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1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5"/>
        <table:table-column table:style-name="co8" table:default-cell-style-name="ce10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Application</text:p>
          </table:table-cell>
          <table:table-cell table:style-name="ce3" office:value-type="string" calcext:value-type="string">
            <text:p>DCNS</text:p>
          </table:table-cell>
          <table:table-cell table:style-name="ce3" office:value-type="string" calcext:value-type="string">
            <text:p>Only 1 application</text:p>
          </table:table-cell>
          <table:table-cell table:style-name="ce3" office:value-type="string" calcext:value-type="string">
            <text:p>App rate 20 msec</text:p>
          </table:table-cell>
          <table:table-cell table:style-name="ce3" office:value-type="string" calcext:value-type="string">
            <text:p>Simulation Time= 200000 msec</text:p>
          </table:table-cell>
          <table:table-cell table:style-name="ce3" office:value-type="string" calcext:value-type="string">
            <text:p>Normal device capacity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4" office:value-type="string" calcext:value-type="string">
            <text:p>Router_Only</text:p>
          </table:table-cell>
          <table:table-cell table:style-name="ce4" office:value-type="string" calcext:value-type="string">
            <text:p>Router_Proxy</text:p>
          </table:table-cell>
          <table:table-cell table:style-name="ce4" office:value-type="string" calcext:value-type="string">
            <text:p>Router_Cloud</text:p>
          </table:table-cell>
          <table:table-cell table:style-name="ce4" office:value-type="string" calcext:value-type="string">
            <text:p>Proxy_Only</text:p>
          </table:table-cell>
          <table:table-cell table:style-name="ce4" office:value-type="string" calcext:value-type="string">
            <text:p>Proxy_Cloud</text:p>
          </table:table-cell>
          <table:table-cell table:style-name="ce4" office:value-type="string" calcext:value-type="string">
            <text:p>Cloud_Only</text:p>
          </table:table-cell>
          <table:table-cell table:style-name="ce4"/>
          <table:table-cell table:style-name="ce1" table:number-columns-repeated="1016"/>
        </table:table-row>
        <table:table-row table:style-name="ro1">
          <table:table-cell office:value-type="string" calcext:value-type="string">
            <text:p>Cloud Total Energy (mj)</text:p>
          </table:table-cell>
          <table:table-cell office:value-type="float" office:value="266070731.383917" calcext:value-type="float">
            <text:p>2.66E+08</text:p>
          </table:table-cell>
          <table:table-cell office:value-type="float" office:value="266070731.38393" calcext:value-type="float">
            <text:p>2.66E+08</text:p>
          </table:table-cell>
          <table:table-cell office:value-type="float" office:value="266821927.615744" calcext:value-type="float">
            <text:p>2.67E+08</text:p>
          </table:table-cell>
          <table:table-cell office:value-type="float" office:value="266070731.383911" calcext:value-type="float">
            <text:p>2.66E+08</text:p>
          </table:table-cell>
          <table:table-cell office:value-type="float" office:value="266809931.623737" calcext:value-type="float">
            <text:p>2.67E+08</text:p>
          </table:table-cell>
          <table:table-cell office:value-type="float" office:value="267884142.597107" calcext:value-type="float">
            <text:p>2.68E+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 Application energy</text:p>
          </table:table-cell>
          <table:table-cell table:style-name="ce6" office:value-type="float" office:value="366019.328579134" calcext:value-type="float">
            <text:p>366,019.3 </text:p>
          </table:table-cell>
          <table:table-cell table:style-name="ce19" office:value-type="float" office:value="366019.328579134" calcext:value-type="float">
            <text:p>366,019.3 </text:p>
          </table:table-cell>
          <table:table-cell table:style-name="ce19" office:value-type="float" office:value="3588423.47417763" calcext:value-type="float">
            <text:p>3,588,423.5 </text:p>
          </table:table-cell>
          <table:table-cell table:style-name="ce19" office:value-type="float" office:value="366019.328579134" calcext:value-type="float">
            <text:p>366,019.3 </text:p>
          </table:table-cell>
          <table:table-cell table:style-name="ce19" office:value-type="float" office:value="3525862.09817625" calcext:value-type="float">
            <text:p>3,525,862.1 </text:p>
          </table:table-cell>
          <table:table-cell table:style-name="ce6" office:value-type="float" office:value="8986117.87426691" calcext:value-type="float">
            <text:p>8,986,117.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 Application CO2 (Kg)</text:p>
          </table:table-cell>
          <table:table-cell table:number-columns-repeated="2" office:value-type="float" office:value="0.000048294216965301" calcext:value-type="float">
            <text:p>4.83E-05</text:p>
          </table:table-cell>
          <table:table-cell office:value-type="float" office:value="0.000473472541731879" calcext:value-type="float">
            <text:p>4.73E-04</text:p>
          </table:table-cell>
          <table:table-cell office:value-type="float" office:value="0.000048294216965301" calcext:value-type="float">
            <text:p>4.83E-05</text:p>
          </table:table-cell>
          <table:table-cell office:value-type="float" office:value="0.000465217915731722" calcext:value-type="float">
            <text:p>4.65E-04</text:p>
          </table:table-cell>
          <table:table-cell office:value-type="float" office:value="0.00118566833063329" calcext:value-type="float">
            <text:p>1.19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 Application Networking Energy</text:p>
          </table:table-cell>
          <table:table-cell table:number-columns-repeated="2" table:style-name="ce7" office:value-type="float" office:value="0" calcext:value-type="float">
            <text:p>0.0 </text:p>
          </table:table-cell>
          <table:table-cell table:style-name="ce19" office:value-type="float" office:value="24585.2436134141" calcext:value-type="float">
            <text:p>24,585.2 </text:p>
          </table:table-cell>
          <table:table-cell table:style-name="ce7" office:value-type="float" office:value="0" calcext:value-type="float">
            <text:p>0.0 </text:p>
          </table:table-cell>
          <table:table-cell table:style-name="ce19" office:value-type="float" office:value="24585.2436134141" calcext:value-type="float">
            <text:p>24,585.2 </text:p>
          </table:table-cell>
          <table:table-cell table:style-name="ce6" office:value-type="float" office:value="24585.2436134141" calcext:value-type="float">
            <text:p>24,585.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 Application Networking CO2 (Kg)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office:value-type="float" office:value="0.00000324388631010333" calcext:value-type="float">
            <text:p>3.24E-06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2" office:value-type="float" office:value="0.00000324388631010333" calcext:value-type="float">
            <text:p>3.24E-0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7"/>
          <table:table-cell table:style-name="ce2" table:number-columns-repeated="1016"/>
        </table:table-row>
        <table:table-row table:style-name="ro1">
          <table:table-cell office:value-type="string" calcext:value-type="string">
            <text:p>Proxy Total Energy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7045386.6217966" calcext:value-type="float">
            <text:p>1.70E+0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7766241.9224122" calcext:value-type="float">
            <text:p>1.78E+07</text:p>
          </table:table-cell>
          <table:table-cell office:value-type="float" office:value="17400972.3886979" calcext:value-type="float">
            <text:p>1.74E+0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Proxy</text:span> Application energy</text:p>
          </table:table-cell>
          <table:table-cell table:style-name="ce7" office:value-type="float" office:value="0" calcext:value-type="float">
            <text:p>0.0 </text:p>
          </table:table-cell>
          <table:table-cell table:style-name="ce19" office:value-type="float" office:value="1647607.27954767" calcext:value-type="float">
            <text:p>1,647,607.3 </text:p>
          </table:table-cell>
          <table:table-cell table:style-name="ce7" office:value-type="float" office:value="0" calcext:value-type="float">
            <text:p>0.0 </text:p>
          </table:table-cell>
          <table:table-cell table:style-name="ce19" office:value-type="float" office:value="4877378.96776999" calcext:value-type="float">
            <text:p>4,877,379.0 </text:p>
          </table:table-cell>
          <table:table-cell table:style-name="ce19" office:value-type="float" office:value="3237281.98336529" calcext:value-type="float">
            <text:p>3,237,282.0 </text:p>
          </table:table-cell>
          <table:table-cell table:style-name="ce7" office:value-type="float" office:value="0" calcext:value-type="float">
            <text:p>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xy Application CO2 (Kg)</text:p>
          </table:table-cell>
          <table:table-cell table:style-name="ce8" office:value-type="float" office:value="0" calcext:value-type="float">
            <text:p>0.00E+00</text:p>
          </table:table-cell>
          <table:table-cell office:value-type="float" office:value="0.000217392627162577" calcext:value-type="float">
            <text:p>2.17E-04</text:p>
          </table:table-cell>
          <table:table-cell table:style-name="ce8" office:value-type="float" office:value="0" calcext:value-type="float">
            <text:p>0.00E+00</text:p>
          </table:table-cell>
          <table:table-cell office:value-type="float" office:value="0.000643543058247602" calcext:value-type="float">
            <text:p>6.44E-04</text:p>
          </table:table-cell>
          <table:table-cell office:value-type="float" office:value="0.000427141372805233" calcext:value-type="float">
            <text:p>4.27E-04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Proxy</text:span> Application Networking Energy</text:p>
          </table:table-cell>
          <table:table-cell table:style-name="ce6" office:value-type="float" office:value="172813.549976374" calcext:value-type="float">
            <text:p>172,813.5 </text:p>
          </table:table-cell>
          <table:table-cell table:style-name="ce19" office:value-type="float" office:value="181454.227450753" calcext:value-type="float">
            <text:p>181,454.2 </text:p>
          </table:table-cell>
          <table:table-cell table:style-name="ce19" office:value-type="float" office:value="354280.74443831" calcext:value-type="float">
            <text:p>354,280.7 </text:p>
          </table:table-cell>
          <table:table-cell table:style-name="ce19" office:value-type="float" office:value="181454.227450753" calcext:value-type="float">
            <text:p>181,454.2 </text:p>
          </table:table-cell>
          <table:table-cell table:style-name="ce19" office:value-type="float" office:value="354280.74443831" calcext:value-type="float">
            <text:p>354,280.7 </text:p>
          </table:table-cell>
          <table:table-cell table:style-name="ce6" office:value-type="float" office:value="3465598.95449904" calcext:value-type="float">
            <text:p>3,465,599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xy Application Networking CO2 (Kg)</text:p>
          </table:table-cell>
          <table:table-cell office:value-type="float" office:value="0.000022801" calcext:value-type="float">
            <text:p>2.28E-05</text:p>
          </table:table-cell>
          <table:table-cell office:value-type="float" office:value="0.0000239418772330846" calcext:value-type="float">
            <text:p>2.39E-05</text:p>
          </table:table-cell>
          <table:table-cell office:value-type="float" office:value="0.0000467453760022802" calcext:value-type="float">
            <text:p>4.67E-05</text:p>
          </table:table-cell>
          <table:table-cell office:value-type="float" office:value="0.0000239418772330846" calcext:value-type="float">
            <text:p>2.39E-05</text:p>
          </table:table-cell>
          <table:table-cell office:value-type="float" office:value="0.0000467453760022802" calcext:value-type="float">
            <text:p>4.67E-05</text:p>
          </table:table-cell>
          <table:table-cell table:style-name="ce21" office:value-type="float" office:value="0.000457266528718788" calcext:value-type="float">
            <text:p>4.57E-0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7"/>
          <table:table-cell table:style-name="ce2" table:number-columns-repeated="1016"/>
        </table:table-row>
        <table:table-row table:style-name="ro1">
          <table:table-cell office:value-type="string" calcext:value-type="string">
            <text:p>Router Total Energy</text:p>
          </table:table-cell>
          <table:table-cell office:value-type="float" office:value="17752387.6348548" calcext:value-type="float">
            <text:p>1.78E+07</text:p>
          </table:table-cell>
          <table:table-cell table:number-columns-repeated="2" office:value-type="float" office:value="17386945.6824773" calcext:value-type="float">
            <text:p>1.74E+0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outer</text:span> Application energy</text:p>
          </table:table-cell>
          <table:table-cell table:style-name="ce6" office:value-type="float" office:value="4813476.3808859" calcext:value-type="float">
            <text:p>4,813,476.4 </text:p>
          </table:table-cell>
          <table:table-cell table:number-columns-repeated="2" table:style-name="ce19" office:value-type="float" office:value="3173215.32115263" calcext:value-type="float">
            <text:p>3,173,215.3 </text:p>
          </table:table-cell>
          <table:table-cell table:number-columns-repeated="3" table:style-name="ce7" office:value-type="float" office:value="0" calcext:value-type="float">
            <text:p>0.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r Application CO2 (Kg)</text:p>
          </table:table-cell>
          <table:table-cell office:value-type="float" office:value="0.000635111466922431" calcext:value-type="float">
            <text:p>6.35E-04</text:p>
          </table:table-cell>
          <table:table-cell table:number-columns-repeated="2" office:value-type="float" office:value="0.000418688132651987" calcext:value-type="float">
            <text:p>4.19E-04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outer</text:span> Application Networking Energy</text:p>
          </table:table-cell>
          <table:table-cell table:style-name="ce7" office:value-type="float" office:value="510998.918213804" calcext:value-type="float">
            <text:p>510,998.9 </text:p>
          </table:table-cell>
          <table:table-cell table:style-name="ce19" office:value-type="float" office:value="691290.268588323" calcext:value-type="float">
            <text:p>691,290.3 </text:p>
          </table:table-cell>
          <table:table-cell table:style-name="ce19" office:value-type="float" office:value="691124.814042868" calcext:value-type="float">
            <text:p>691,124.8 </text:p>
          </table:table-cell>
          <table:table-cell table:style-name="ce19" office:value-type="float" office:value="3936570.65410485" calcext:value-type="float">
            <text:p>3,936,570.7 </text:p>
          </table:table-cell>
          <table:table-cell table:style-name="ce19" office:value-type="float" office:value="3936405.1995594" calcext:value-type="float">
            <text:p>3,936,405.2 </text:p>
          </table:table-cell>
          <table:table-cell table:style-name="ce7" office:value-type="float" office:value="3936405.1995594" calcext:value-type="float">
            <text:p>3,936,405.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r Application Networking CO2 (Kg)</text:p>
          </table:table-cell>
          <table:table-cell table:style-name="ce11" office:value-type="float" office:value="0.0000674234683754325" calcext:value-type="float">
            <text:p>6.74E-05</text:p>
          </table:table-cell>
          <table:table-cell office:value-type="float" office:value="0.0000912119104387269" calcext:value-type="float">
            <text:p>9.12E-05</text:p>
          </table:table-cell>
          <table:table-cell office:value-type="float" office:value="0.0000911900796306461" calcext:value-type="float">
            <text:p>9.12E-05</text:p>
          </table:table-cell>
          <table:table-cell office:value-type="float" office:value="0.000519408627972625" calcext:value-type="float">
            <text:p>5.19E-04</text:p>
          </table:table-cell>
          <table:table-cell office:value-type="float" office:value="0.000519386797164545" calcext:value-type="float">
            <text:p>5.19E-04</text:p>
          </table:table-cell>
          <table:table-cell table:style-name="ce22" office:value-type="float" office:value="0.000519386797164545" calcext:value-type="float">
            <text:p>5.19E-0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7"/>
          <table:table-cell table:style-name="ce2" table:number-columns-repeated="1016"/>
        </table:table-row>
        <table:table-row table:style-name="ro1">
          <table:table-cell office:value-type="string" calcext:value-type="string">
            <text:p>Mobile Total Energy</text:p>
          </table:table-cell>
          <table:table-cell table:number-columns-repeated="6" office:value-type="float" office:value="16588435.8570005" calcext:value-type="float">
            <text:p>1.66E+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Mobile</text:span> Application energy</text:p>
          </table:table-cell>
          <table:table-cell table:style-name="ce6" office:value-type="float" office:value="1837578.56100335" calcext:value-type="float">
            <text:p>1,837,578.6 </text:p>
          </table:table-cell>
          <table:table-cell table:number-columns-repeated="4" table:style-name="ce19" office:value-type="float" office:value="1837578.56100335" calcext:value-type="float">
            <text:p>1,837,578.6 </text:p>
          </table:table-cell>
          <table:table-cell table:style-name="ce6" office:value-type="float" office:value="1837578.56100335" calcext:value-type="float">
            <text:p>1,837,578.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bile Application CO2 (Kg)</text:p>
          </table:table-cell>
          <table:table-cell office:value-type="float" office:value="0.00024245" calcext:value-type="float">
            <text:p>2.42E-04</text:p>
          </table:table-cell>
          <table:table-cell table:number-columns-repeated="5" office:value-type="float" office:value="0.000242458282354648" calcext:value-type="float">
            <text:p>2.42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Mobile</text:span> Application Networking Energy</text:p>
          </table:table-cell>
          <table:table-cell table:style-name="ce6" office:value-type="float" office:value="563563.28712876" calcext:value-type="float">
            <text:p>563,563.3 </text:p>
          </table:table-cell>
          <table:table-cell table:number-columns-repeated="4" table:style-name="ce6" office:value-type="float" office:value="563563.28712876" calcext:value-type="float">
            <text:p>563,563.3 </text:p>
          </table:table-cell>
          <table:table-cell table:style-name="ce6" office:value-type="float" office:value="563563.28712876" calcext:value-type="float">
            <text:p>563,563.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bile Application Networking CO2 (Kg)</text:p>
          </table:table-cell>
          <table:table-cell office:value-type="float" office:value="0.000074359" calcext:value-type="float">
            <text:p>7.44E-05</text:p>
          </table:table-cell>
          <table:table-cell table:number-columns-repeated="4" table:style-name="ce5" office:value-type="float" office:value="0.000074359" calcext:value-type="float">
            <text:p>7.44E-05</text:p>
          </table:table-cell>
          <table:table-cell office:value-type="float" office:value="0.0000743590448294892" calcext:value-type="float">
            <text:p>7.44E-0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7"/>
          <table:table-cell table:style-name="ce2" table:number-columns-repeated="1016"/>
        </table:table-row>
        <table:table-row table:style-name="ro1">
          <table:table-cell office:value-type="string" calcext:value-type="string">
            <text:p>Continuum Total Energy_Device Perspective</text:p>
          </table:table-cell>
          <table:table-cell table:style-name="ce12" table:formula="of:=[.B4]+[.B10]+[.B16]+(4*[.B22])" office:value-type="float" office:value="350176862.446774" calcext:value-type="float">
            <text:p>350,176,862.45 </text:p>
          </table:table-cell>
          <table:table-cell table:style-name="ce12" table:formula="of:=[.C4]+[.C10]+[.C16]+(4*[.C22])" office:value-type="float" office:value="366856807.116206" calcext:value-type="float">
            <text:p>366,856,807.12 </text:p>
          </table:table-cell>
          <table:table-cell table:style-name="ce12" table:formula="of:=[.D4]+[.D10]+[.D16]+(4*[.D22])" office:value-type="float" office:value="350562616.726224" calcext:value-type="float">
            <text:p>350,562,616.73 </text:p>
          </table:table-cell>
          <table:table-cell table:style-name="ce12" table:formula="of:=[.E4]+[.E10]+[.E16]+(4*[.E22])" office:value-type="float" office:value="350190716.734325" calcext:value-type="float">
            <text:p>350,190,716.73 </text:p>
          </table:table-cell>
          <table:table-cell table:style-name="ce12" table:formula="of:=[.F4]+[.F10]+[.F16]+(4*[.F22])" office:value-type="float" office:value="350564647.440437" calcext:value-type="float">
            <text:p>350,564,647.44 </text:p>
          </table:table-cell>
          <table:table-cell table:style-name="ce12" table:formula="of:=[.G4]+[.G10]+[.G16]+(4*[.G22])" office:value-type="float" office:value="334237886.025109" calcext:value-type="float">
            <text:p>334,237,886.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uum Computation Application Energy</text:p>
          </table:table-cell>
          <table:table-cell table:style-name="ce12" table:formula="of:=[.B5]+[.B11]+[.B17]+(4*[.B23])" office:value-type="float" office:value="12529809.9534784" calcext:value-type="float">
            <text:p>12,529,809.95 </text:p>
          </table:table-cell>
          <table:table-cell table:style-name="ce12" table:formula="of:=[.C5]+[.C11]+[.C17]+(4*[.C23])" office:value-type="float" office:value="12537156.1732928" calcext:value-type="float">
            <text:p>12,537,156.17 </text:p>
          </table:table-cell>
          <table:table-cell table:style-name="ce12" table:formula="of:=[.D5]+[.D11]+[.D17]+(4*[.D23])" office:value-type="float" office:value="14111953.0393437" calcext:value-type="float">
            <text:p>14,111,953.04 </text:p>
          </table:table-cell>
          <table:table-cell table:style-name="ce12" table:formula="of:=[.E5]+[.E11]+[.E17]+(4*[.E23])" office:value-type="float" office:value="12593712.5403625" calcext:value-type="float">
            <text:p>12,593,712.54 </text:p>
          </table:table-cell>
          <table:table-cell table:style-name="ce12" table:formula="of:=[.F5]+[.F11]+[.F17]+(4*[.F23])" office:value-type="float" office:value="14113458.3255549" calcext:value-type="float">
            <text:p>14,113,458.33 </text:p>
          </table:table-cell>
          <table:table-cell table:style-name="ce12" table:formula="of:=[.G5]+[.G11]+[.G17]+(4*[.G23])" office:value-type="float" office:value="16336432.1182803" calcext:value-type="float">
            <text:p>16,336,432.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uum Application CO2 (Kg)</text:p>
          </table:table-cell>
          <table:table-cell table:style-name="ce13" table:formula="of:=[.B6]+[.B12]+[.B18]+(4*[.B24])" office:value-type="float" office:value="0.00165320568388773" calcext:value-type="float">
            <text:p>1.65E-03</text:p>
          </table:table-cell>
          <table:table-cell table:style-name="ce13" table:formula="of:=[.C6]+[.C12]+[.C18]+(4*[.C24])" office:value-type="float" office:value="0.00165420810619846" calcext:value-type="float">
            <text:p>1.65E-03</text:p>
          </table:table-cell>
          <table:table-cell table:style-name="ce13" table:formula="of:=[.D6]+[.D12]+[.D18]+(4*[.D24])" office:value-type="float" office:value="0.00186199380380246" calcext:value-type="float">
            <text:p>1.86E-03</text:p>
          </table:table-cell>
          <table:table-cell table:style-name="ce13" table:formula="of:=[.E6]+[.E12]+[.E18]+(4*[.E24])" office:value-type="float" office:value="0.0016616704046315" calcext:value-type="float">
            <text:p>1.66E-03</text:p>
          </table:table-cell>
          <table:table-cell table:style-name="ce13" table:formula="of:=[.F6]+[.F12]+[.F18]+(4*[.F24])" office:value-type="float" office:value="0.00186219241795555" calcext:value-type="float">
            <text:p>1.86E-03</text:p>
          </table:table-cell>
          <table:table-cell table:style-name="ce13" table:formula="of:=[.G6]+[.G12]+[.G18]+(4*[.G24])" office:value-type="float" office:value="0.00215550146005188" calcext:value-type="float">
            <text:p>2.16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uum Networking Application Energy</text:p>
          </table:table-cell>
          <table:table-cell table:style-name="ce12" table:formula="of:=[.B7]+[.B13]+[.B19]+(4*[.B25])" office:value-type="float" office:value="2938065.61670522" calcext:value-type="float">
            <text:p>2,938,065.62 </text:p>
          </table:table-cell>
          <table:table-cell table:style-name="ce12" table:formula="of:=[.C7]+[.C13]+[.C19]+(4*[.C25])" office:value-type="float" office:value="3126997.64455412" calcext:value-type="float">
            <text:p>3,126,997.64 </text:p>
          </table:table-cell>
          <table:table-cell table:style-name="ce12" table:formula="of:=[.D7]+[.D13]+[.D19]+(4*[.D25])" office:value-type="float" office:value="3324243.95060963" calcext:value-type="float">
            <text:p>3,324,243.95 </text:p>
          </table:table-cell>
          <table:table-cell table:style-name="ce12" table:formula="of:=[.E7]+[.E13]+[.E19]+(4*[.E25])" office:value-type="float" office:value="6372278.03007065" calcext:value-type="float">
            <text:p>6,372,278.03 </text:p>
          </table:table-cell>
          <table:table-cell table:style-name="ce12" table:formula="of:=[.F7]+[.F13]+[.F19]+(4*[.F25])" office:value-type="float" office:value="6569524.33612616" calcext:value-type="float">
            <text:p>6,569,524.34 </text:p>
          </table:table-cell>
          <table:table-cell table:style-name="ce12" table:formula="of:=[.G7]+[.G13]+[.G19]+(4*[.G25])" office:value-type="float" office:value="9680842.5461869" calcext:value-type="float">
            <text:p>9,680,842.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inuum Networking Application CO2 (Kg)</text:p>
          </table:table-cell>
          <table:table-cell table:style-name="ce13" table:formula="of:=[.B8]+[.B14]+[.B20]+(4*[.B26])" office:value-type="float" office:value="0.000387660468375432" calcext:value-type="float">
            <text:p>3.88E-04</text:p>
          </table:table-cell>
          <table:table-cell table:style-name="ce13" table:formula="of:=[.C8]+[.C14]+[.C20]+(4*[.C26])" office:value-type="float" office:value="0.000412589787671811" calcext:value-type="float">
            <text:p>4.13E-04</text:p>
          </table:table-cell>
          <table:table-cell table:style-name="ce13" table:formula="of:=[.D8]+[.D14]+[.D20]+(4*[.D26])" office:value-type="float" office:value="0.00043861534194303" calcext:value-type="float">
            <text:p>4.39E-04</text:p>
          </table:table-cell>
          <table:table-cell table:style-name="ce13" table:formula="of:=[.E8]+[.E14]+[.E20]+(4*[.E26])" office:value-type="float" office:value="0.00084078650520571" calcext:value-type="float">
            <text:p>8.41E-04</text:p>
          </table:table-cell>
          <table:table-cell table:style-name="ce13" table:formula="of:=[.F8]+[.F14]+[.F20]+(4*[.F26])" office:value-type="float" office:value="0.000866812059476928" calcext:value-type="float">
            <text:p>8.67E-04</text:p>
          </table:table-cell>
          <table:table-cell table:style-name="ce13" table:formula="of:=[.G8]+[.G14]+[.G20]+(4*[.G26])" office:value-type="float" office:value="0.00127733339151139" calcext:value-type="float">
            <text:p>1.28E-0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7"/>
          <table:table-cell table:style-name="ce2" table:number-columns-repeated="1016"/>
        </table:table-row>
        <table:table-row table:style-name="ro1">
          <table:table-cell office:value-type="string" calcext:value-type="string">
            <text:p>Delay_1</text:p>
          </table:table-cell>
          <table:table-cell table:style-name="ce14" office:value-type="float" office:value="5.35714285714874" calcext:value-type="float">
            <text:p>5.36 </text:p>
          </table:table-cell>
          <table:table-cell table:style-name="ce20" office:value-type="float" office:value="7.36064" calcext:value-type="float">
            <text:p>7.36 </text:p>
          </table:table-cell>
          <table:table-cell table:style-name="ce20" office:value-type="float" office:value="107.362" calcext:value-type="float">
            <text:p>107.36 </text:p>
          </table:table-cell>
          <table:table-cell table:style-name="ce20" office:value-type="float" office:value="7.4371428571" calcext:value-type="float">
            <text:p>7.44 </text:p>
          </table:table-cell>
          <table:table-cell table:style-name="ce20" office:value-type="float" office:value="107.44064" calcext:value-type="float">
            <text:p>107.44 </text:p>
          </table:table-cell>
          <table:table-cell table:style-name="ce14" office:value-type="float" office:value="104.778571428629" calcext:value-type="float">
            <text:p>104.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ay_2</text:p>
          </table:table-cell>
          <table:table-cell table:style-name="ce14" office:value-type="float" office:value="3.11000000000529" calcext:value-type="float">
            <text:p>3.11 </text:p>
          </table:table-cell>
          <table:table-cell table:style-name="ce20" office:value-type="float" office:value="5.111" calcext:value-type="float">
            <text:p>5.11 </text:p>
          </table:table-cell>
          <table:table-cell table:style-name="ce20" office:value-type="float" office:value="105.1119999" calcext:value-type="float">
            <text:p>105.11 </text:p>
          </table:table-cell>
          <table:table-cell table:style-name="ce20" office:value-type="float" office:value="5.111" calcext:value-type="float">
            <text:p>5.11 </text:p>
          </table:table-cell>
          <table:table-cell table:style-name="ce20" office:value-type="float" office:value="105.11199" calcext:value-type="float">
            <text:p>105.11 </text:p>
          </table:table-cell>
          <table:table-cell table:style-name="ce14" office:value-type="float" office:value="105.112" calcext:value-type="float">
            <text:p>105.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Delay (msec)</text:p>
          </table:table-cell>
          <table:table-cell table:style-name="ce12" table:formula="of:=[.B34]+[.B35]" office:value-type="float" office:value="8.46714285715403" calcext:value-type="float">
            <text:p>8.47 </text:p>
          </table:table-cell>
          <table:table-cell table:style-name="ce12" table:formula="of:=[.C34]+[.C35]" office:value-type="float" office:value="12.47164" calcext:value-type="float">
            <text:p>12.47 </text:p>
          </table:table-cell>
          <table:table-cell table:style-name="ce12" table:formula="of:=[.D34]+[.D35]" office:value-type="float" office:value="212.4739999" calcext:value-type="float">
            <text:p>212.47 </text:p>
          </table:table-cell>
          <table:table-cell table:style-name="ce12" table:formula="of:=[.E34]+[.E35]" office:value-type="float" office:value="12.5481428571" calcext:value-type="float">
            <text:p>12.55 </text:p>
          </table:table-cell>
          <table:table-cell table:style-name="ce12" table:formula="of:=[.F34]+[.F35]" office:value-type="float" office:value="212.55263" calcext:value-type="float">
            <text:p>212.55 </text:p>
          </table:table-cell>
          <table:table-cell table:style-name="ce12" table:formula="of:=[.G34]+[.G35]" office:value-type="float" office:value="209.890571428629" calcext:value-type="float">
            <text:p>209.89 </text:p>
          </table:table-cell>
          <table:table-cell table:number-columns-repeated="1017"/>
        </table:table-row>
        <table:table-row table:style-name="ro1">
          <table:table-cell/>
          <table:table-cell table:style-name="ce10" table:number-columns-repeated="6"/>
          <table:table-cell table:number-columns-repeated="1017"/>
        </table:table-row>
        <table:table-row table:style-name="ro1">
          <table:table-cell/>
          <table:table-cell table:style-name="ce15" table:number-columns-repeated="7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Continuum Computation Energy (kj)</text:p>
          </table:table-cell>
          <table:table-cell table:style-name="ce16" table:formula="of:=[.B29]/1000000" office:value-type="float" office:value="12.5298099534784" calcext:value-type="float">
            <text:p>12.530 </text:p>
          </table:table-cell>
          <table:table-cell table:style-name="ce16" table:formula="of:=[.C29]/1000000" office:value-type="float" office:value="12.5371561732928" calcext:value-type="float">
            <text:p>12.537 </text:p>
          </table:table-cell>
          <table:table-cell table:style-name="ce16" table:formula="of:=[.D29]/1000000" office:value-type="float" office:value="14.1119530393437" calcext:value-type="float">
            <text:p>14.112 </text:p>
          </table:table-cell>
          <table:table-cell table:style-name="ce16" table:formula="of:=[.E29]/1000000" office:value-type="float" office:value="12.5937125403625" calcext:value-type="float">
            <text:p>12.594 </text:p>
          </table:table-cell>
          <table:table-cell table:style-name="ce16" table:formula="of:=[.F29]/1000000" office:value-type="float" office:value="14.1134583255549" calcext:value-type="float">
            <text:p>14.113 </text:p>
          </table:table-cell>
          <table:table-cell table:style-name="ce16" table:formula="of:=[.G29]/1000000" office:value-type="float" office:value="16.3364321182803" calcext:value-type="float">
            <text:p>16.336 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tinuum Networking Energy (kj)</text:p>
          </table:table-cell>
          <table:table-cell table:style-name="ce16" table:formula="of:=[.B31]/1000000" office:value-type="float" office:value="2.93806561670522" calcext:value-type="float">
            <text:p>2.938 </text:p>
          </table:table-cell>
          <table:table-cell table:style-name="ce16" table:formula="of:=[.C31]/1000000" office:value-type="float" office:value="3.12699764455412" calcext:value-type="float">
            <text:p>3.127 </text:p>
          </table:table-cell>
          <table:table-cell table:style-name="ce16" table:formula="of:=[.D31]/1000000" office:value-type="float" office:value="3.32424395060963" calcext:value-type="float">
            <text:p>3.324 </text:p>
          </table:table-cell>
          <table:table-cell table:style-name="ce16" table:formula="of:=[.E31]/1000000" office:value-type="float" office:value="6.37227803007065" calcext:value-type="float">
            <text:p>6.372 </text:p>
          </table:table-cell>
          <table:table-cell table:style-name="ce16" table:formula="of:=[.F31]/1000000" office:value-type="float" office:value="6.56952433612616" calcext:value-type="float">
            <text:p>6.570 </text:p>
          </table:table-cell>
          <table:table-cell table:style-name="ce16" table:formula="of:=[.G31]/1000000" office:value-type="float" office:value="9.6808425461869" calcext:value-type="float">
            <text:p>9.681 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tinuum Computation CO2 Emission (g)</text:p>
          </table:table-cell>
          <table:table-cell table:style-name="ce17" table:formula="of:=[.B30]*1000" office:value-type="float" office:value="1.65320568388773" calcext:value-type="float">
            <text:p>1.65</text:p>
          </table:table-cell>
          <table:table-cell table:style-name="ce17" table:formula="of:=[.C30]*1000" office:value-type="float" office:value="1.65420810619846" calcext:value-type="float">
            <text:p>1.65</text:p>
          </table:table-cell>
          <table:table-cell table:style-name="ce17" table:formula="of:=[.D30]*1000" office:value-type="float" office:value="1.86199380380246" calcext:value-type="float">
            <text:p>1.86</text:p>
          </table:table-cell>
          <table:table-cell table:style-name="ce17" table:formula="of:=[.E30]*1000" office:value-type="float" office:value="1.6616704046315" calcext:value-type="float">
            <text:p>1.66</text:p>
          </table:table-cell>
          <table:table-cell table:style-name="ce17" table:formula="of:=[.F30]*1000" office:value-type="float" office:value="1.86219241795555" calcext:value-type="float">
            <text:p>1.86</text:p>
          </table:table-cell>
          <table:table-cell table:style-name="ce17" table:formula="of:=[.G30]*1000" office:value-type="float" office:value="2.15550146005188" calcext:value-type="float">
            <text:p>2.1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tinuum Networking CO2 Emission (g)</text:p>
          </table:table-cell>
          <table:table-cell table:style-name="ce18" table:formula="of:=[.B32]*1000" office:value-type="float" office:value="0.387660468375432" calcext:value-type="float">
            <text:p>0.39</text:p>
          </table:table-cell>
          <table:table-cell table:style-name="ce18" table:formula="of:=[.C32]*1000" office:value-type="float" office:value="0.412589787671811" calcext:value-type="float">
            <text:p>0.41</text:p>
          </table:table-cell>
          <table:table-cell table:style-name="ce18" table:formula="of:=[.D32]*1000" office:value-type="float" office:value="0.43861534194303" calcext:value-type="float">
            <text:p>0.44</text:p>
          </table:table-cell>
          <table:table-cell table:style-name="ce18" table:formula="of:=[.E32]*1000" office:value-type="float" office:value="0.84078650520571" calcext:value-type="float">
            <text:p>0.84</text:p>
          </table:table-cell>
          <table:table-cell table:style-name="ce18" table:formula="of:=[.F32]*1000" office:value-type="float" office:value="0.866812059476928" calcext:value-type="float">
            <text:p>0.87</text:p>
          </table:table-cell>
          <table:table-cell table:style-name="ce18" table:formula="of:=[.G32]*1000" office:value-type="float" office:value="1.27733339151139" calcext:value-type="float">
            <text:p>1.28</text:p>
          </table:table-cell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3" number:min-decimal-places="3" number:min-integer-digits="1" number:grouping="true"/>
      <number:text> </number:text>
    </number:number-style>
    <number:number-style style:name="N12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number number:decimal-places="1" number:min-decimal-places="1" number:min-integer-digits="1" number:grouping="true"/>
      <number:text> </number:text>
    </number:number-style>
    <number:number-style style:name="N121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6:59:43.428224695</meta:creation-date>
    <dc:date>2024-08-27T13:13:38.825852967</dc:date>
    <meta:editing-duration>PT18H16M39S</meta:editing-duration>
    <meta:editing-cycles>24</meta:editing-cycles>
    <meta:generator>LibreOffice/7.3.7.2$Linux_X86_64 LibreOffice_project/30$Build-2</meta:generator>
    <meta:document-statistic meta:table-count="1" meta:cell-count="237" meta:object-count="0"/>
  </office:meta>
</office:document-meta>
</file>